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  <style:text-properties style:font-name="Liberation Sans" fo:font-size="12pt"/>
    </style:style>
    <style:style style:name="P2" style:family="paragraph" style:parent-style-name="Heading_20_2">
      <style:paragraph-properties fo:line-height="150%"/>
    </style:style>
    <style:style style:name="P3" style:family="paragraph" style:parent-style-name="Text_20_body">
      <style:paragraph-properties fo:margin-top="0cm" fo:margin-bottom="0cm" loext:contextual-spacing="false" fo:line-height="150%" fo:text-align="start" style:justify-single-word="false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7" style:family="paragraph" style:parent-style-name="Text_20_body">
      <style:paragraph-properties fo:margin-top="0.42cm" fo:margin-bottom="0.499cm" loext:contextual-spacing="false" fo:line-height="100%" fo:break-before="page" fo:keep-with-next="always"/>
      <style:text-properties style:font-name="Albany1" fo:font-size="16pt" fo:font-weight="bold"/>
    </style:style>
    <style:style style:name="P8" style:family="paragraph" style:parent-style-name="Text_20_body">
      <style:paragraph-properties fo:margin-left="0.499cm" fo:margin-right="0cm" fo:margin-top="0cm" fo:margin-bottom="0cm" loext:contextual-spacing="false" fo:line-height="100%" fo:text-indent="0cm" style:auto-text-indent="false"/>
    </style:style>
    <style:style style:name="P9" style:family="paragraph" style:parent-style-name="Heading_20_2" style:master-page-name="HTML">
      <style:paragraph-properties fo:line-height="150%" style:page-number="auto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9" text:outline-level="2"><text:bookmark-start text:name="__RefHeading___Toc495_1280209449"/><text:span text:style-name="T1">#1055</text:span><text:bookmark-end text:name="__RefHeading___Toc495_1280209449"/></text:h>
        <text:p text:style-name="P4"/>
        <text:p text:style-name="P5">Para todo santo que sofre, é um conforto saber que por detrás, por cima e além da dor dessa circunstância de perplexidade, existe um propósito de valor eterno.</text:p>
        <text:p text:style-name="P4"/>
        <text:h text:style-name="P2" text:outline-level="2"><text:bookmark-start text:name="__RefHeading___Toc497_1280209449"/><text:a xlink:type="simple" xlink:href="http://bibliaonline.com.br/acf/sf/1" text:style-name="Internet_20_link" text:visited-style-name="Visited_20_Internet_20_Link"><text:span text:style-name="T1">SOFONIAS 1</text:span></text:a><text:bookmark-end text:name="__RefHeading___Toc497_1280209449"/></text:h>
        <text:p text:style-name="P4"/>
        <text:p text:style-name="P4"><text:span text:style-name="T1">Sofonias significa "Jeová escondeu" </text:span><text:a xlink:type="simple" xlink:href="http://bibliaonline.com.br/acf/sl/27/5" text:style-name="Internet_20_link" text:visited-style-name="Visited_20_Internet_20_Link"><text:span text:style-name="T1">Sl 27:5</text:span></text:a></text:p>
        <text:p text:style-name="P4"/>
        <text:p text:style-name="P4"><text:a xlink:type="simple" xlink:href="http://bibliaonline.com.br/acf/sf/1/2,3" text:style-name="Internet_20_link" text:visited-style-name="Visited_20_Internet_20_Link"><text:span text:style-name="T1">Sf 1:2,3</text:span></text:a><text:span text:style-name="T1"> Deus pronuncia um juízo geral sobre todos que Lhe desobedecem, tanto Judeus como Gentios.</text:span></text:p>
        <text:p text:style-name="P4"/>
        <text:p text:style-name="P4"><text:a xlink:type="simple" xlink:href="http://bibliaonline.com.br/acf/sf/1/4-6" text:style-name="Internet_20_link" text:visited-style-name="Visited_20_Internet_20_Link"><text:span text:style-name="T1">Sf 1:4-6</text:span></text:a><text:span text:style-name="T1"> O juízo de Judá é singular, pois o povo foi especialmente abençoado pelo Senhor e agora estavam fazendo as mesmas coisas más como faziam as nações Gentias. Eles haviam "abandonado o Senhor" (Leia </text:span><text:a xlink:type="simple" xlink:href="http://bibliaonline.com.br/acf/hb/10/38" text:style-name="Internet_20_link" text:visited-style-name="Visited_20_Internet_20_Link"><text:span text:style-name="T1">Hb 10:38</text:span></text:a><text:span text:style-name="T1">).</text:span></text:p>
        <text:p text:style-name="P4"/>
        <text:p text:style-name="P4"><text:a xlink:type="simple" xlink:href="http://bibliaonline.com.br/acf/sf/1/7" text:style-name="Internet_20_link" text:visited-style-name="Visited_20_Internet_20_Link"><text:span text:style-name="T1">Sf 1:7</text:span></text:a><text:span text:style-name="T1"> Deus diz que preparou um sacrifício (O Senhor na cruz), e está convidando (glórias futuras neste mundo).</text:span></text:p>
        <text:p text:style-name="P4"/>
        <text:p text:style-name="P4"><text:a xlink:type="simple" xlink:href="http://bibliaonline.com.br/acf/sf/1/8" text:style-name="Internet_20_link" text:visited-style-name="Visited_20_Internet_20_Link"><text:span text:style-name="T1">Sf 1:8</text:span></text:a><text:span text:style-name="T1"> Repare "trajes estrangeiros". Hoje podemos ver o mesmo nas roupas estranhas que as pessoas vestem. (Leia Josué </text:span><text:a xlink:type="simple" xlink:href="http://bibliaonline.com.br/acf/js/7/21" text:style-name="Internet_20_link" text:visited-style-name="Visited_20_Internet_20_Link"><text:span text:style-name="T1">7:21</text:span></text:a><text:span text:style-name="T1"> e Ezequiel </text:span><text:a xlink:type="simple" xlink:href="http://bibliaonline.com.br/acf/ez/23/12" text:style-name="Internet_20_link" text:visited-style-name="Visited_20_Internet_20_Link"><text:span text:style-name="T1">23:12</text:span></text:a><text:span text:style-name="T1">), para entendermos de onde as modas vêm.</text:span></text:p>
        <text:p text:style-name="P4"/>
        <text:p text:style-name="P4"><text:a xlink:type="simple" xlink:href="http://bibliaonline.com.br/acf/sf/1/12" text:style-name="Internet_20_link" text:visited-style-name="Visited_20_Internet_20_Link"><text:span text:style-name="T1">Sf 1:12</text:span></text:a><text:span text:style-name="T1"> O Senhor perscrutará seus pecados.</text:span></text:p>
        <text:p text:style-name="P4"/>
        <text:p text:style-name="P4"><text:a xlink:type="simple" xlink:href="http://bibliaonline.com.br/acf/sf/1/14-17" text:style-name="Internet_20_link" text:visited-style-name="Visited_20_Internet_20_Link"><text:span text:style-name="T1">Sf 1:14-17</text:span></text:a><text:span text:style-name="T1"> Isto refere-se ao tempo da grande tribulação.</text:span></text:p>
        <text:p text:style-name="P4"/>
        <text:p text:style-name="P4"><text:a xlink:type="simple" xlink:href="http://bibliaonline.com.br/acf/sf/1/18" text:style-name="Internet_20_link" text:visited-style-name="Visited_20_Internet_20_Link"><text:span text:style-name="T1">Sf 1:18</text:span></text:a><text:span text:style-name="T1"> Toda sua riqueza não poderá comprar um modo de escape do castigo que está para vir sobre o mundo.</text:span></text:p>
        <text:p text:style-name="P4"/>
        <text:h text:style-name="P1" text:outline-level="2"><text:bookmark-start text:name="__RefHeading___Toc499_1280209449"/>#1056<text:bookmark-end text:name="__RefHeading___Toc499_1280209449"/></text:h>
        <text:p text:style-name="P4"/>
        <text:p text:style-name="P5">Quando tivermos tido o privilégio de sermos usados por Deus, existe uma tentação sutil <text:soft-page-break/>de nos esquecermos de que foi Deus que nos fez progredir, e não nós mesmos. Que o Senhor possa nos recordar graciosamente que "nenhuma carne se gloriará na Sua presença".</text:p>
        <text:p text:style-name="P4"/>
        <text:h text:style-name="P2" text:outline-level="2"><text:bookmark-start text:name="__RefHeading___Toc501_1280209449"/><text:a xlink:type="simple" xlink:href="http://bibliaonline.com.br/acf/sf/2" text:style-name="Internet_20_link" text:visited-style-name="Visited_20_Internet_20_Link"><text:span text:style-name="T1">SOFONIAS 2</text:span></text:a><text:bookmark-end text:name="__RefHeading___Toc501_1280209449"/></text:h>
        <text:p text:style-name="P4"/>
        <text:p text:style-name="P4"><text:a xlink:type="simple" xlink:href="http://bibliaonline.com.br/acf/sf/2/1-3" text:style-name="Internet_20_link" text:visited-style-name="Visited_20_Internet_20_Link"><text:span text:style-name="T1">Sf 2:1-3</text:span></text:a><text:span text:style-name="T1"> Este é um chamado para o povo incrédulo de Israel para que busque ao Senhor. Mas no </text:span><text:a xlink:type="simple" xlink:href="http://bibliaonline.com.br/acf/sf/2/3" text:style-name="Internet_20_link" text:visited-style-name="Visited_20_Internet_20_Link"><text:span text:style-name="T1">vers. 3</text:span></text:a><text:span text:style-name="T1"> (os mansos da terra) vemos a primeira referência ao pequeno remanescente que se voltará ao Senhor.</text:span></text:p>
        <text:p text:style-name="P4"/>
        <text:p text:style-name="P4"><text:a xlink:type="simple" xlink:href="http://bibliaonline.com.br/acf/sf/2/7" text:style-name="Internet_20_link" text:visited-style-name="Visited_20_Internet_20_Link"><text:span text:style-name="T1">Sf 2:7</text:span></text:a><text:span text:style-name="T1"> Este remanescente irá ser cuidado pelo Senhor.</text:span></text:p>
        <text:p text:style-name="P4"/>
        <text:p text:style-name="P4"><text:a xlink:type="simple" xlink:href="http://bibliaonline.com.br/acf/sf/2/8-15" text:style-name="Internet_20_link" text:visited-style-name="Visited_20_Internet_20_Link"><text:span text:style-name="T1">Sf 2:8-15</text:span></text:a><text:span text:style-name="T1"> As nações, Moabe, Etiópia, Assíria e Nínive recebem menção especial pois tiveram prazer em atacar o povo de Deus, Israel.</text:span></text:p>
        <text:p text:style-name="P4"/>
        <text:h text:style-name="P1" text:outline-level="2"><text:bookmark-start text:name="__RefHeading___Toc503_1280209449"/>#1057<text:bookmark-end text:name="__RefHeading___Toc503_1280209449"/></text:h>
        <text:p text:style-name="P4"/>
        <text:p text:style-name="P5">Pensamentos acerca do eu e da própria glória levarão a esforços malogrados nas coisas espirituais; o desapego e a humildade são ferramentas com as quais Deus trabalha para a Sua glória.</text:p>
        <text:p text:style-name="P4"/>
        <text:h text:style-name="P2" text:outline-level="2"><text:bookmark-start text:name="__RefHeading___Toc505_1280209449"/><text:a xlink:type="simple" xlink:href="http://bibliaonline.com.br/acf/sf/3" text:style-name="Internet_20_link" text:visited-style-name="Visited_20_Internet_20_Link"><text:span text:style-name="T1">SOFONIAS 3</text:span></text:a><text:bookmark-end text:name="__RefHeading___Toc505_1280209449"/></text:h>
        <text:p text:style-name="P4"/>
        <text:p text:style-name="P4"><text:a xlink:type="simple" xlink:href="http://bibliaonline.com.br/acf/sf/3/1-7" text:style-name="Internet_20_link" text:visited-style-name="Visited_20_Internet_20_Link"><text:span text:style-name="T1">Sf 3:1-7</text:span></text:a><text:span text:style-name="T1"> O maior castigo irá cair sobre a cidade de Jerusalém, pois foi o centro de Deus no mundo, a mais privilegiada de todas. Deus fala de todo o pecado que Ele viu. Os homens responsáveis, seus príncipes, seus juízes, seus profetas, seus sacerdotes. Quanto mais elevados os privilégios, pior o castigo.</text:span></text:p>
        <text:p text:style-name="P4"/>
        <text:p text:style-name="P4"><text:a xlink:type="simple" xlink:href="http://bibliaonline.com.br/acf/sf/3/5" text:style-name="Internet_20_link" text:visited-style-name="Visited_20_Internet_20_Link"><text:span text:style-name="T1">Sf 3:5</text:span></text:a><text:span text:style-name="T1"> Refere-se ao Milênio, cada dia aqueles que desobedecerem ao Senhor morrerão.</text:span></text:p>
        <text:p text:style-name="P4"/>
        <text:p text:style-name="P4"><text:a xlink:type="simple" xlink:href="http://bibliaonline.com.br/acf/sf/3/7" text:style-name="Internet_20_link" text:visited-style-name="Visited_20_Internet_20_Link"><text:span text:style-name="T1">Sf 3:7</text:span></text:a><text:span text:style-name="T1"> Como se o Senhor dissesse, "certamente depois de tudo o que fiz, eles prestarão atenção em Mim". Mas eles se corromperam ainda mais!</text:span></text:p>
        <text:p text:style-name="P4"/>
        <text:p text:style-name="P4"><text:soft-page-break/><text:a xlink:type="simple" xlink:href="http://bibliaonline.com.br/acf/sf/3/8" text:style-name="Internet_20_link" text:visited-style-name="Visited_20_Internet_20_Link"><text:span text:style-name="T1">Sf 3:8</text:span></text:a><text:span text:style-name="T1"> Ele diz ao remanescente para ficar firme e aguardar nEle.</text:span></text:p>
        <text:p text:style-name="P4"/>
        <text:p text:style-name="P4"><text:a xlink:type="simple" xlink:href="http://bibliaonline.com.br/acf/sf/3/9" text:style-name="Internet_20_link" text:visited-style-name="Visited_20_Internet_20_Link"><text:span text:style-name="T1">Sf 3:9</text:span></text:a><text:span text:style-name="T1"> No Milênio, cada Israelita terá um coração puro, ninguém dentre eles desobedecerá ao Senhor (</text:span><text:a xlink:type="simple" xlink:href="http://bibliaonline.com.br/acf/hb/8/11-13" text:style-name="Internet_20_link" text:visited-style-name="Visited_20_Internet_20_Link"><text:span text:style-name="T1">Hb 8:11-13</text:span></text:a><text:span text:style-name="T1">).</text:span></text:p>
        <text:p text:style-name="P4"/>
        <text:p text:style-name="P4"><text:a xlink:type="simple" xlink:href="http://bibliaonline.com.br/acf/sf/3/10" text:style-name="Internet_20_link" text:visited-style-name="Visited_20_Internet_20_Link"><text:span text:style-name="T1">Sf 3:10</text:span></text:a><text:span text:style-name="T1"> Isto se refere às 10 tribos dispersas (e elas continuam assim até hoje). O Senhor as chamará de volta para a terra de Israel.</text:span></text:p>
        <text:p text:style-name="P4"/>
        <text:p text:style-name="P4"><text:a xlink:type="simple" xlink:href="http://bibliaonline.com.br/acf/sf/3/14-" text:style-name="Internet_20_link" text:visited-style-name="Visited_20_Internet_20_Link"><text:span text:style-name="T1">Sf 3:14-</text:span></text:a><text:span text:style-name="T1">final Uma época gloriosa para Israel. Todos os desobedientes serão levados.</text:span></text:p>
        <text:p text:style-name="P4"/>
        <text:p text:style-name="P4"><text:a xlink:type="simple" xlink:href="http://bibliaonline.com.br/acf/sf/3/15" text:style-name="Internet_20_link" text:visited-style-name="Visited_20_Internet_20_Link"><text:span text:style-name="T1">Sf 3:15</text:span></text:a><text:span text:style-name="T1"> O Senhor será seu Rei durante aqueles mil anos de alegria e glória neste mundo.</text:span></text:p>
        <text:p text:style-name="P4"/>
        <text:p text:style-name="P4"><text:a xlink:type="simple" xlink:href="http://bibliaonline.com.br/acf/sf/3/17" text:style-name="Internet_20_link" text:visited-style-name="Visited_20_Internet_20_Link"><text:span text:style-name="T1">Sf 3:17</text:span></text:a><text:span text:style-name="T1"> O Senhor Deus no meio deles se alegrará neles com cânticos. Neste capítulo você encontrará (1) O justo Senhor no centro, (2) O Rei de Israel no centro, (3) O Senhor teu Deus no centro.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9:04:33.977556901</dc:date>
    <meta:creation-date>2018-06-11T22:51:04.642681485</meta:creation-date>
    <meta:generator>LibreOffice/6.0.7.3$Linux_X86_64 LibreOffice_project/00m0$Build-3</meta:generator>
    <meta:editing-duration>PT1M18S</meta:editing-duration>
    <meta:editing-cycles>1</meta:editing-cycles>
    <meta:document-statistic meta:table-count="0" meta:image-count="0" meta:object-count="0" meta:page-count="3" meta:paragraph-count="29" meta:word-count="538" meta:character-count="3078" meta:non-whitespace-character-count="2569"/>
  </office:meta>
</office:document-meta>
</file>